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19])" office:value-type="float" office:value="159.1" calcext:value-type="float">
            <text:p>159.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3:.B23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5:.B28])" office:value-type="float" office:value="33.86" calcext:value-type="float">
            <text:p>33.8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30])" office:value-type="float" office:value="492.96" calcext:value-type="float">
            <text:p>492.96</text:p>
          </table:table-cell>
          <table:table-cell table:formula="of:=SUM([.C1:.C30])" office:value-type="float" office:value="492.96" calcext:value-type="float">
            <text:p>492.9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 2016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35:.B37])" office:value-type="float" office:value="-3194.26" calcext:value-type="float">
            <text:p>-3194.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31];[.B39])" office:value-type="float" office:value="-2701.3" calcext:value-type="float">
            <text:p>-2701.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300" calcext:value-type="float">
            <text:p>-33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formula="of:=SUM([.B41];[.B45];[.B48])" office:value-type="float" office:value="-5226.3" calcext:value-type="float">
            <text:p>-5226.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-kind don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ell Senior – 3 Ubiquiti routers 2017-05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onal Telco Project – 3 Ubiquiti routers 2017-05-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21:40:26.757435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21:44:27.985580579</dc:date>
    <meta:editing-duration>PT17H12M31S</meta:editing-duration>
    <meta:editing-cycles>84</meta:editing-cycles>
    <meta:generator>LibreOffice/5.1.6.2$Linux_X86_64 LibreOffice_project/10m0$Build-2</meta:generator>
    <meta:document-statistic meta:table-count="2" meta:cell-count="298" meta:object-count="0"/>
  </office:meta>
</office:document-meta>
</file>